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cm" fo:min-width="0.4cm"/>
    </style:style>
    <style:style style:name="gr2" style:family="graphic" style:parent-style-name="standard">
      <style:graphic-properties draw:fill-color="#193300" draw:textarea-horizontal-align="justify" draw:textarea-vertical-align="middle" draw:auto-grow-height="false" fo:min-height="0.35cm" fo:min-width="4.1cm"/>
    </style:style>
    <style:style style:name="gr3" style:family="graphic" style:parent-style-name="standard">
      <style:graphic-properties draw:fill-color="#193300" draw:textarea-horizontal-align="justify" draw:textarea-vertical-align="middle" draw:auto-grow-height="false" fo:min-height="1.45cm" fo:min-width="0cm"/>
    </style:style>
    <style:style style:name="gr4" style:family="graphic" style:parent-style-name="measure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measure">
      <style:graphic-properties draw:textarea-vertical-align="middle" draw:line-distance="1.7cm"/>
    </style:style>
    <style:style style:name="gr8" style:family="graphic" style:parent-style-name="measure">
      <style:graphic-properties draw:textarea-vertical-align="middle" draw:line-distance="2.3cm"/>
    </style:style>
    <style:style style:name="gr9" style:family="graphic" style:parent-style-name="measure">
      <style:graphic-properties draw:textarea-vertical-align="middle" draw:line-distance="1cm"/>
    </style:style>
    <style:style style:name="gr10" style:family="graphic" style:parent-style-name="measure" style:list-style-name="L1">
      <style:graphic-properties draw:textarea-vertical-align="middle" draw:line-distance="5cm"/>
    </style:style>
    <style:style style:name="gr11" style:family="graphic" style:parent-style-name="measure" style:list-style-name="L1">
      <style:graphic-properties draw:textarea-vertical-align="middle" draw:line-distance="4.1cm"/>
    </style:style>
    <style:style style:name="P1" style:family="paragraph">
      <style:paragraph-properties fo:text-align="center"/>
    </style:style>
    <style:style style:name="P2" style:family="paragraph">
      <loext:graphic-properties draw:fill-color="#193300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text-properties fo:font-size="12pt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0.899cm" svg:height="1.549cm" svg:x="4cm" svg:y="7.25cm" svg:viewBox="0 0 900 1550" draw:points="280,1550 0,1550 0,900 0,0 600,0 600,900 900,900 900,1550 600,1550 600,1200 280,1200">
          <text:p/>
        </draw:polygon>
        <draw:custom-shape draw:style-name="gr2" draw:text-style-name="P2" draw:layer="layout" svg:width="4.6cm" svg:height="0.6cm" svg:x="4.6cm" svg:y="7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1.7cm" svg:x="4.29cm" svg:y="8.5cm">
          <text:p/>
          <draw:enhanced-geometry svg:viewBox="0 0 21600 21600" draw:type="rectangle" draw:enhanced-path="M 0 0 L 21600 0 21600 21600 0 21600 0 0 Z N"/>
        </draw:custom-shape>
        <draw:measure draw:style-name="gr4" draw:text-style-name="P1" draw:layer="measurelines" svg:x1="4.621cm" svg:y1="7.6cm" svg:x2="9.221cm" svg:y2="7.6cm">
          <text:p/>
        </draw:measure>
        <draw:frame draw:style-name="gr5" draw:text-style-name="P4" draw:layer="layout" svg:width="3.7cm" svg:height="0.9cm" svg:x="5.9cm" svg:y="6.1cm">
          <draw:text-box>
            <text:p text:style-name="P3"><text:span text:style-name="T1">box_width</text:span></text:p>
          </draw:text-box>
        </draw:frame>
        <draw:measure draw:style-name="gr4" draw:text-style-name="P1" draw:layer="measurelines" svg:x1="4cm" svg:y1="7.2cm" svg:x2="4.621cm" svg:y2="7.2cm">
          <text:p text:style-name="P5"><text:measure text:kind="gap"/> <text:measure text:kind="unit"/><text:measure text:kind="gap"/></text:p>
        </draw:measure>
        <draw:frame draw:style-name="gr6" draw:text-style-name="P7" draw:layer="layout" svg:width="7.817cm" svg:height="0.725cm" svg:x="1.499cm" svg:y="5.038cm">
          <draw:text-box>
            <text:p text:style-name="P6"><text:span text:style-name="T2">outset = slot + wall – slot_clearance / 2</text:span></text:p>
          </draw:text-box>
        </draw:frame>
        <draw:measure draw:style-name="gr7" draw:text-style-name="P1" draw:layer="measurelines" svg:x1="4.3cm" svg:y1="8.801cm" svg:x2="4.3cm" svg:y2="8.447cm">
          <text:p text:style-name="P1"><text:measure text:kind="gap"/> profile_overlap</text:p>
        </draw:measure>
        <draw:measure draw:style-name="gr8" draw:text-style-name="P1" draw:layer="layout" svg:x1="3.912cm" svg:y1="8.802cm" svg:x2="3.912cm" svg:y2="7.252cm">
          <text:p text:style-name="P1"><text:measure text:kind="gap"/> bezel_height</text:p>
        </draw:measure>
        <draw:measure draw:style-name="gr9" draw:text-style-name="P1" draw:layer="layout" svg:x1="4.5cm" svg:y1="8.449cm" svg:x2="4.5cm" svg:y2="8.188cm">
          <text:p text:style-name="P1"><text:measure text:kind="gap"/> corner_gap</text:p>
        </draw:measure>
        <draw:measure draw:style-name="gr10" draw:text-style-name="P5" draw:layer="measurelines" svg:x1="4.9cm" svg:y1="8.2cm" svg:x2="4.9cm" svg:y2="8.8cm">
          <text:p text:style-name="P5"><text:measure text:kind="gap"/>margin</text:p>
        </draw:measure>
        <draw:measure draw:style-name="gr11" draw:text-style-name="P5" draw:layer="measurelines" svg:x1="4.9cm" svg:y1="8.1cm" svg:x2="4.6cm" svg:y2="8.1cm">
          <text:p text:style-name="P5"><text:measure text:kind="gap"/>Inset = wall + slot_clearance / 2 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ow-unit="false"/>
      <style:paragraph-properties style:writing-mode="lr-tb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1:44:31.783000000</meta:creation-date>
    <dc:date>2018-05-30T09:28:07.304000000</dc:date>
    <meta:editing-duration>PT16H26M34S</meta:editing-duration>
    <meta:editing-cycles>3</meta:editing-cycles>
    <meta:generator>LibreOffice/5.2.7.2$Windows_X86_64 LibreOffice_project/2b7f1e640c46ceb28adf43ee075a6e8b8439ed10</meta:generator>
    <meta:document-statistic meta:object-count="12"/>
  </office:meta>
</office:document-meta>
</file>